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4pt" style:font-size-asian="14pt"/>
    </style:style>
    <style:style style:name="P5" style:parent-style-name="Normal" style:family="paragraph">
      <style:text-properties fo:font-size="14pt" style:font-size-asian="14pt"/>
    </style:style>
    <style:style style:name="P6" style:parent-style-name="Normal" style:family="paragraph">
      <style:text-properties fo:font-size="14pt" style:font-size-asian="14pt"/>
    </style:style>
    <style:style style:name="P7" style:parent-style-name="Normal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size="14pt" style:font-size-asian="14pt"/>
    </style:style>
    <style:style style:name="P9" style:parent-style-name="Normal" style:family="paragraph">
      <style:text-properties fo:font-size="14pt" style:font-size-asian="14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size="14pt" style:font-size-asian="14pt"/>
    </style:style>
    <style:style style:name="P11" style:parent-style-name="Normal" style:family="paragraph">
      <style:text-properties fo:font-size="14pt" style:font-size-asian="14pt"/>
    </style:style>
    <style:style style:name="P12" style:parent-style-name="Normal" style:family="paragraph">
      <style:text-properties fo:font-size="14pt" style:font-size-asian="14pt"/>
    </style:style>
    <style:style style:name="T13" style:parent-style-name="DefaultParagraphFont" style:family="text">
      <style:text-properties fo:font-size="14pt" style:font-size-asian="14pt"/>
    </style:style>
    <style:style style:name="T14" style:parent-style-name="DefaultParagraphFont" style:family="text">
      <style:text-properties fo:font-size="14pt" style:font-size-asian="14pt"/>
    </style:style>
  </office:automatic-styles>
  <office:body>
    <office:text text:use-soft-page-breaks="true">
      <text:p text:style-name="P1">PART D</text:p>
      <text:p text:style-name="P2">INTERVIEW</text:p>
      <text:p text:style-name="P3">INTRO</text:p>
      <text:p text:style-name="P4">For my project, I need to find out some information from an experienced source. I should find out what it is like to make a game and what a game developer<text:s/>usually does in the process of programming.<text:s/></text:p>
      <text:p text:style-name="P5">I hope to ask a developer what they focus on when making a game, and what is important to do. I will reference games they have worked on to find out why they chose to do the things they did.</text:p>
      <text:p text:style-name="P6">Some questions will<text:s/>be about why they decided to go into game development, and what other things they do with their coding skills. I should hopefully get some feedback too as to whether it is advisable to go into game development as a subject.</text:p>
      <text:p text:style-name="P7">WHO TO INTERVIEW</text:p>
      <text:p text:style-name="P8">There are many<text:s/>choices as to who I can interview. They need to be involved in making games in some way. This includes game developers, programmers, and people of importance at gaming companies.</text:p>
      <text:p text:style-name="P9">THE PERSON I WILL INTERVIEW</text:p>
      <text:p text:style-name="P10">I am going to interview a man called Luke Edwards. He worked on some games, knowing multiple coding languages such as Haskell and Cotlin. He has made a couple of simple games, one such being ‘Jump Man’ and is in the process of making Parakeet (a Minecraft style game).</text:p>
      <text:p text:style-name="P11">Luke graduated with a 1-1 in Mathematics and Computer science from Imperial College London. He is now 26, working as a software expert at Palantir making games in his spare time.</text:p>
      <text:p text:style-name="P12">While making my game, when I encountered a problem I would ask the Unity server what to do. Occaisionally<text:s/>Luke would come<text:s/>back to me with an answer. After a series of emails and other contacting, I asked him for the interview.<text:s/></text:p>
      <text:p text:style-name="Normal"><text:span text:style-name="T13">I will ask him about his games that he has made, as well as talking to him about his coding job and hobby. I should hope to learn first-hand what it<text:s/></text:span><text:span text:style-name="T14">is like being a programmer and software engineer, also hopefully getting career advi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 Tomlin</meta:initial-creator>
    <dc:creator>Tom Tomlin</dc:creator>
    <meta:creation-date>2017-06-22T15:19:00Z</meta:creation-date>
    <dc:date>2017-06-28T16:03:00Z</dc:date>
    <meta:template xlink:href="Normal" xlink:type="simple"/>
    <meta:editing-cycles>5</meta:editing-cycles>
    <meta:editing-duration>PT4260S</meta:editing-duration>
    <meta:document-statistic meta:page-count="1" meta:paragraph-count="3" meta:word-count="270" meta:character-count="1807" meta:row-count="12" meta:non-whitespace-character-count="1540"/>
  </office:meta>
</office:document-meta>
</file>